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AR PL ShanHeiSun Uni" svg:font-family="'AR PL ShanHeiSun Uni'" style:font-pitch="variable"/>
    <style:font-face style:name="Courier New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MS Sans Serif" svg:font-family="'MS Sans Serif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ucida Sans Unicode" fo:font-size="8pt" style:font-size-asian="8pt" style:font-name-complex="Lucida Sans Unicode"/>
    </style:style>
    <style:style style:name="P2" style:family="paragraph" style:parent-style-name="Standard">
      <style:paragraph-properties fo:margin-left="0in" fo:margin-right="-0.5in" fo:text-indent="0in" style:auto-text-indent="false"/>
    </style:style>
    <style:style style:name="P3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font-size-asian="8pt" style:font-name-complex="Lucida Sans Unicode"/>
    </style:style>
    <style:style style:name="P4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font-size-asian="8pt" style:font-name-complex="Lucida Sans Unicode" style:font-weight-complex="bold"/>
    </style:style>
    <style:style style:name="P5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6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7" style:family="paragraph" style:parent-style-name="Standard">
      <style:paragraph-properties fo:margin-left="0in" fo:margin-right="-0.5in" fo:text-align="center" style:justify-single-word="false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8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 style:font-size-complex="8pt"/>
    </style:style>
    <style:style style:name="P9" style:family="paragraph" style:parent-style-name="Standard">
      <style:paragraph-properties fo:margin-left="1.5in" fo:margin-right="-0.5in" fo:text-indent="-1.5in" style:auto-text-indent="false"/>
    </style:style>
    <style:style style:name="P10" style:family="paragraph" style:parent-style-name="Standard">
      <style:paragraph-properties fo:margin-left="1.5in" fo:margin-right="-0.5in" fo:text-indent="-1.5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11" style:family="paragraph" style:parent-style-name="Standard">
      <style:paragraph-properties fo:margin-left="0.3in" fo:margin-right="-0.5in" fo:text-indent="0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12" style:family="paragraph" style:parent-style-name="Standard">
      <style:paragraph-properties fo:margin-left="0.3in" fo:margin-right="-0.5in" fo:text-indent="0in" style:auto-text-indent="false"/>
      <style:text-properties style:font-name="Lucida Sans Unicode" fo:font-size="8pt" style:font-size-asian="8pt" style:font-name-complex="Lucida Sans Unicode"/>
    </style:style>
    <style:style style:name="P13" style:family="paragraph" style:parent-style-name="Standard">
      <style:paragraph-properties fo:margin-left="0.55in" fo:margin-right="-0.5in" fo:text-indent="0in" style:auto-text-indent="false"/>
      <style:text-properties style:font-name="Lucida Sans Unicode" fo:font-size="8pt" style:font-size-asian="8pt" style:font-name-complex="Lucida Sans Unicode"/>
    </style:style>
    <style:style style:name="P14" style:family="paragraph" style:parent-style-name="Standard">
      <style:paragraph-properties fo:margin-left="0.55in" fo:margin-right="-0.5in" fo:text-indent="0in" style:auto-text-indent="false">
        <style:tab-stops>
          <style:tab-stop style:position="0.5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15" style:family="paragraph" style:parent-style-name="Standard">
      <style:paragraph-properties fo:margin-left="0.25in" fo:margin-right="-0.5in" fo:text-indent="0in" style:auto-text-indent="false"/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16" style:family="paragraph" style:parent-style-name="Standard">
      <style:paragraph-properties fo:margin-left="0.25in" fo:margin-right="-0.5in" fo:text-indent="0in" style:auto-text-indent="false"/>
      <style:text-properties style:font-name="Lucida Sans Unicode" fo:font-size="8pt" fo:font-style="italic" fo:font-weight="bold" style:font-size-asian="8pt" style:font-style-asian="italic" style:font-weight-asian="bold" style:font-name-complex="Lucida Sans Unicode"/>
    </style:style>
    <style:style style:name="P17" style:family="paragraph" style:parent-style-name="Standard">
      <style:paragraph-properties fo:margin-left="0.5in" fo:margin-right="-0.5in" fo:text-indent="0in" style:auto-text-indent="false">
        <style:tab-stops>
          <style:tab-stop style:position="0.5in"/>
        </style:tab-stops>
      </style:paragraph-properties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P18" style:family="paragraph" style:parent-style-name="Standard">
      <style:paragraph-properties fo:margin-left="0.8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19" style:family="paragraph" style:parent-style-name="Standard">
      <style:paragraph-properties fo:margin-left="0.5in" fo:margin-right="-0.8752in" fo:text-indent="0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20" style:family="paragraph" style:parent-style-name="Body_20_Text_20_2">
      <style:text-properties style:font-name="Lucida Sans Unicode" fo:font-size="8pt" style:font-size-asian="8pt" style:font-name-complex="Lucida Sans Unicode"/>
    </style:style>
    <style:style style:name="P21" style:family="paragraph" style:parent-style-name="Standard" style:master-page-name="Standard">
      <style:paragraph-properties fo:margin-left="0in" fo:margin-right="-0.5in" fo:text-align="center" style:justify-single-word="false" fo:text-indent="0in" style:auto-text-indent="false" style:page-number="auto"/>
      <style:text-properties style:font-name="Lucida Sans Unicode" fo:font-size="8pt" fo:font-weight="bold" style:font-size-asian="8pt" style:font-weight-asian="bold" style:font-name-complex="Lucida Sans Unicode"/>
    </style:style>
    <style:style style:name="P22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/>
    </style:style>
    <style:style style:name="P23" style:family="paragraph" style:parent-style-name="Standard">
      <style:paragraph-properties fo:margin-left="0in" fo:margin-right="-0.5in" fo:text-indent="0in" style:auto-text-indent="false"/>
      <style:text-properties style:font-name="Lucida Sans Unicode" fo:font-size="8pt" fo:font-weight="bold" style:font-size-asian="8pt" style:font-weight-asian="bold" style:font-name-complex="Lucida Sans Unicode" style:font-size-complex="8pt"/>
    </style:style>
    <style:style style:name="P24" style:family="paragraph" style:parent-style-name="Standard" style:list-style-name="WW8Num13">
      <style:text-properties style:font-name="Lucida Sans Unicode" fo:font-size="8pt" style:font-size-asian="8pt" style:font-name-complex="Lucida Sans Unicode" style:font-weight-complex="bold"/>
    </style:style>
    <style:style style:name="P25" style:family="paragraph" style:parent-style-name="Standard" style:list-style-name="L1">
      <style:paragraph-properties>
        <style:tab-stops>
          <style:tab-stop style:position="0.5in"/>
        </style:tab-stops>
      </style:paragraph-properties>
      <style:text-properties style:font-name="Lucida Sans Unicode" fo:font-size="8pt" style:text-underline-style="none" fo:font-weight="normal" style:font-size-asian="8pt" style:font-weight-asian="normal" style:font-name-complex="Lucida Sans Unicode" style:font-weight-complex="normal"/>
    </style:style>
    <style:style style:name="P26" style:family="paragraph" style:parent-style-name="Standard" style:list-style-name="WW8Num12">
      <style:paragraph-properties>
        <style:tab-stops>
          <style:tab-stop style:position="0.5in"/>
        </style:tab-stops>
      </style:paragraph-properties>
      <style:text-properties style:font-name="Lucida Sans Unicode" fo:font-size="8pt" style:text-underline-style="none" fo:font-weight="normal" style:font-size-asian="8pt" style:font-weight-asian="normal" style:font-name-complex="Lucida Sans Unicode" style:font-weight-complex="normal"/>
    </style:style>
    <style:style style:name="P27" style:family="paragraph" style:parent-style-name="Standard" style:list-style-name="WW8Num8">
      <style:paragraph-properties fo:margin-left="0.55in" fo:margin-right="-0.5in" fo:text-indent="-0.25in" style:auto-text-indent="false">
        <style:tab-stops>
          <style:tab-stop style:position="0.55in"/>
        </style:tab-stops>
      </style:paragraph-properties>
      <style:text-properties style:font-name="Lucida Sans Unicode" fo:font-size="8pt" style:font-size-asian="8pt" style:font-name-complex="Lucida Sans Unicode" style:font-weight-complex="bold"/>
    </style:style>
    <style:style style:name="P28" style:family="paragraph" style:parent-style-name="Standard" style:list-style-name="WW8Num8">
      <style:paragraph-properties fo:margin-left="0.55in" fo:margin-right="-0.5in" fo:text-indent="-0.25in" style:auto-text-indent="false">
        <style:tab-stops>
          <style:tab-stop style:position="0.5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29" style:family="paragraph" style:parent-style-name="Standard" style:list-style-name="WW8Num13">
      <style:paragraph-properties fo:margin-left="0.5in" fo:margin-right="-0.5in" fo:text-indent="-0.25in" style:auto-text-indent="false"/>
      <style:text-properties style:font-name="Lucida Sans Unicode" fo:font-size="8pt" style:font-size-asian="8pt" style:font-name-complex="Lucida Sans Unicode" style:font-weight-complex="bold"/>
    </style:style>
    <style:style style:name="P30" style:family="paragraph" style:parent-style-name="Standard" style:list-style-name="WW8Num4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 style:font-weight-complex="bold"/>
    </style:style>
    <style:style style:name="P31" style:family="paragraph" style:parent-style-name="Standard" style:list-style-name="WW8Num7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 style:font-weight-complex="bold"/>
    </style:style>
    <style:style style:name="P32" style:family="paragraph" style:parent-style-name="Standard" style:list-style-name="WW8Num4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3" style:family="paragraph" style:parent-style-name="Standard" style:list-style-name="WW8Num7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4" style:family="paragraph" style:parent-style-name="Standard" style:list-style-name="WW8Num5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5" style:family="paragraph" style:parent-style-name="Standard" style:list-style-name="WW8Num11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6" style:family="paragraph" style:parent-style-name="Standard" style:list-style-name="WW8Num12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7" style:family="paragraph" style:parent-style-name="Standard" style:list-style-name="WW8Num6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38" style:family="paragraph" style:parent-style-name="Standard" style:list-style-name="WW8Num7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</style:style>
    <style:style style:name="P39" style:family="paragraph" style:parent-style-name="Standard" style:list-style-name="WW8Num10">
      <style:paragraph-properties fo:margin-left="0.5in" fo:margin-right="-0.8752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40" style:family="paragraph" style:parent-style-name="Text_20_body" style:list-style-name="WW8Num12">
      <style:paragraph-properties fo:margin-left="0.5in" fo:margin-right="-0.5in" fo:text-indent="-0.25in" style:auto-text-indent="false">
        <style:tab-stops>
          <style:tab-stop style:position="0.5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41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42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="Lucida Sans Unicode" fo:font-size="8pt" style:font-size-asian="8pt" style:font-name-complex="Lucida Sans Unicode"/>
    </style:style>
    <style:style style:name="P43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="Lucida Sans Unicode" fo:font-size="8pt" style:text-underline-style="solid" style:text-underline-width="auto" style:text-underline-color="font-color" style:font-size-asian="8pt" style:font-name-complex="Lucida Sans Unicode"/>
    </style:style>
    <style:style style:name="T1" style:family="text">
      <style:text-properties style:font-name="Lucida Sans Unicode" fo:font-size="8pt" fo:font-weight="bold" style:font-size-asian="8pt" style:font-weight-asian="bold" style:font-name-complex="Lucida Sans Unicode"/>
    </style:style>
    <style:style style:name="T2" style:family="text">
      <style:text-properties style:font-name="Lucida Sans Unicode" fo:font-size="8pt" style:font-size-asian="8pt" style:font-name-complex="Lucida Sans Unicode"/>
    </style:style>
    <style:style style:name="T3" style:family="text">
      <style:text-properties style:font-name="Lucida Sans Unicode" fo:font-size="8pt" style:font-size-asian="8pt" style:font-name-complex="Lucida Sans Unicode" style:font-weight-complex="bold"/>
    </style:style>
    <style:style style:name="T4" style:family="text">
      <style:text-properties style:font-name="Lucida Sans Unicode" fo:font-size="8pt" style:text-underline-style="solid" style:text-underline-width="auto" style:text-underline-color="font-color" fo:font-weight="bold" style:font-size-asian="8pt" style:font-weight-asian="bold" style:font-name-complex="Lucida Sans Unicode"/>
    </style:style>
    <style:style style:name="T5" style:family="text">
      <style:text-properties style:font-name="Lucida Sans Unicode" fo:font-size="8pt" fo:font-style="italic" fo:font-weight="bold" style:font-size-asian="8pt" style:font-style-asian="italic" style:font-weight-asian="bold" style:font-name-complex="Lucida Sans Unicode"/>
    </style:style>
    <style:style style:name="T6" style:family="text">
      <style:text-properties style:font-name="Lucida Sans Unicode" fo:font-size="8pt" fo:font-style="italic" style:font-size-asian="8pt" style:font-style-asian="italic" style:font-name-complex="Lucida Sans Unicode"/>
    </style:style>
    <style:style style:name="T7" style:family="text">
      <style:text-properties style:font-name="Lucida Sans Unicode" fo:font-size="8pt" fo:font-style="italic" fo:font-weight="normal" style:font-size-asian="8pt" style:font-style-asian="italic" style:font-weight-asian="normal" style:font-name-complex="Lucida Sans Unicode" style:font-weight-complex="normal"/>
    </style:style>
    <style:style style:name="T8" style:family="text">
      <style:text-properties style:font-name="Lucida Sans Unicode" fo:font-size="8pt" fo:font-style="normal" fo:font-weight="normal" style:font-size-asian="8pt" style:font-style-asian="normal" style:font-weight-asian="normal" style:font-name-complex="Lucida Sans Unicode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rian M. Sturk</text:p>
      <text:h text:style-name="P41" text:outline-level="1"><text:s/>8 Falcon Dr. <text:s/>Hudson, NH 03051</text:h>
      <text:p text:style-name="P7"><text:s/>(603)-402-1278 --- bsturk@comcast.net</text:p>
      <text:p text:style-name="P9"><text:span text:style-name="T4">SKILLS:</text:span><text:span text:style-name="T3"><text:tab/></text:span></text:p>
      <text:list xml:id="list6295631445099036477" text:style-name="WW8Num8">
        <text:list-item>
          <text:p text:style-name="P27">26 years of progressive experience designing and writing software with C/C++, Python.</text:p>
        </text:list-item>
        <text:list-item>
          <text:p text:style-name="P27">Ethical Hacker</text:p>
        </text:list-item>
        <text:list-item>
          <text:p text:style-name="P28">Extensive experience in reverse engineering, information security/pentesting, OS/kernel internals, real-time/embedded systems, firmware, device drivers, interfacing computers with various types of hardware and electronics, data acquisition, electro-mechanical control, and protocol development.</text:p>
        </text:list-item>
        <text:list-item>
          <text:p text:style-name="P27">Designing and writing software for multiple platforms including kernel device drivers, file system drivers and NAS/SAN technologies, security related applications/drivers, networking protocols/applications, cross platform GUI applications, embedded system tools/scripting.</text:p>
        </text:list-item>
        <text:list-item>
          <text:p text:style-name="P27">Very comfortable with electronics and reading chip specs/schematics.</text:p>
        </text:list-item>
        <text:list-item>
          <text:p text:style-name="P27">Team player. <text:s/>Fits in very well with large groups, small teams, or even working alone and ramps up quickly. </text:p>
        </text:list-item>
      </text:list>
      <text:p text:style-name="P4"/>
      <text:p text:style-name="P5">SOFTWARE AND PROGRAMMING:</text:p>
      <text:p text:style-name="P9"><text:span text:style-name="T5">Programming :</text:span><text:span text:style-name="T2"><text:tab/>kernel and filesystem device drivers, embedded systems, OS internals, network/protocol, infosec/ethical hacking, reverse engineering, data acquisition, RTOS, cross platform GUI, scripting.</text:span></text:p>
      <text:p text:style-name="P9"><text:span text:style-name="T5">Languages:</text:span><text:span text:style-name="T2"><text:tab/>C/C++, Python, ASM, Java, C#</text:span></text:p>
      <text:p text:style-name="P2"><text:span text:style-name="T5">Operating Systems:<text:tab/> <text:s text:c="7"/></text:span><text:span text:style-name="T2">Linux, MacOS, Windows, FreeBSD, NetBSD, Solaris, QNX RTOS</text:span></text:p>
      <text:p text:style-name="P9"><text:span text:style-name="T5">Tools:</text:span><text:span text:style-name="T2"><text:tab/>gcc/gdb, Windbg, dtrace, Wireshark, metasploit, <text:s/>IDA, Ghidra, Kali Linux, Win DDK, VMWare, Visual Studio, XCode, subversion, git, SWIG</text:span></text:p>
      <text:p text:style-name="P9"><text:span text:style-name="T5">Libraries:</text:span><text:span text:style-name="T6"><text:tab/></text:span><text:span text:style-name="T2">Qt, wxWidgets/wxPython, STL, boost, MacOS IO Kit, OSR FSDK, v2linux, OpenGL, MFC</text:span></text:p>
      <text:p text:style-name="P10"/>
      <text:p text:style-name="P5">CERTIFICATIONS / PATENTS:</text:p>
      <text:p text:style-name="P2"><text:span text:style-name="T5">Offensive Security Certified Professional (OSCP) [Ethical Hacker] <text:s/>– </text:span><text:span text:style-name="T2">License OS-15502</text:span></text:p>
      <text:p text:style-name="P2"><text:span text:style-name="T5">Patent <text:s/>11042633 - </text:span><text:span text:style-name="T8">Methods for Protecting Software Hooks, and Related Computer Security Systems and Apparatus</text:span></text:p>
      <text:p text:style-name="P10"/>
      <text:p text:style-name="P5">HARDWARE AND EQUIPMENT:</text:p>
      <text:p text:style-name="P9"><text:span text:style-name="T5">Electronics:</text:span><text:span text:style-name="T2"><text:tab/>oscilloscopes, logic/serial/protocol/bus analyzers, ICE, JTAG/BDM, encoders. </text:span></text:p>
      <text:p text:style-name="P9"><text:span text:style-name="T5">Computer/Hardware:</text:span><text:span text:style-name="T2"><text:tab/>x86, x64, PowerPC, ARM9, MIPS, SuperH,serial RS232/RS422/RS485, motor control, digital I/O, FPGAs, DAQ</text:span></text:p>
      <text:p text:style-name="P10"/>
      <text:p text:style-name="P5">RELEVANT EXPERIENCE:</text:p>
      <text:p text:style-name="P6">8/16 - Present <text:tab/><text:tab/>Carbon Black/VMWare <text:s text:c="8"/>Staff Threat Researcher – Team Lead Applied Research</text:p>
      <text:p text:style-name="P8">blue/purple teaming, reverse <text:s/>engineering, ethical hacking, malware, python, IDA Pro, radare2, yara, SQL, rules, Java</text:p>
      <text:list xml:id="list4917421374762691600" text:style-name="WW8Num13">
        <text:list-item>
          <text:p text:style-name="P24">Senior member of threat research team (TAU).</text:p>
        </text:list-item>
        <text:list-item>
          <text:p text:style-name="P24">Detection and prevention rules writer/maintainer for both cloud and endpoint (all platforms).</text:p>
        </text:list-item>
        <text:list-item>
          <text:p text:style-name="P24">Reversing/detonating malware and threat emulation for writing/testing defense rules.</text:p>
        </text:list-item>
        <text:list-item>
          <text:p text:style-name="P29">Architect on next gen rules platform team. <text:s/>Designed, prototyped, and implemented new rules framework.</text:p>
        </text:list-item>
        <text:list-item>
          <text:p text:style-name="P29">Advanced research and cross team collaboration for new product functionality/patents.</text:p>
        </text:list-item>
        <text:list-item>
          <text:p text:style-name="P29">Managed the <text:a xlink:type="simple" xlink:href="https://www.microsoft.com/en-us/msrc/mapp" text:style-name="Internet_20_link" text:visited-style-name="Visited_20_Internet_20_Link">Microsoft Active Protections Program</text:a> (MAPP) and was the vulnerability evaluator for 4 years.</text:p>
        </text:list-item>
        <text:list-item>
          <text:p text:style-name="P29">Various digital engagement activities including blogs, threat bulletins, webinars, and presentations.</text:p>
        </text:list-item>
      </text:list>
      <text:p text:style-name="P6">7/14-8/16 <text:tab/><text:tab/><text:tab/><text:tab/><text:tab/>Verdasys/Digital Guardian <text:s text:c="9"/>Consulting Engineer</text:p>
      <text:p text:style-name="P8">malware, metasploit, WinDDK, VMWare, Windbg, Ollydbg, kernel/internals, OS X, iOS, ethical hacking</text:p>
      <text:list xml:id="list35285762" text:continue-list="list6295631445099036477" text:style-name="WW8Num8">
        <text:list-item>
          <text:p text:style-name="P27">Member of the Cyber and R&amp;D teams. <text:s/>Worked on the APT/EDR aspects of their DLP endpoint software.</text:p>
        </text:list-item>
        <text:list-item>
          <text:p text:style-name="P27">Enhanced product to detect advanced malware techniques – Process Hollowing, Reflective Injection, use of App_Init for injection.</text:p>
        </text:list-item>
        <text:list-item>
          <text:p text:style-name="P27">Added support to process injection framework to handle packed binaries.</text:p>
        </text:list-item>
        <text:list-item>
          <text:p text:style-name="P27">New features and further development/support of hooking and injection subsystems.</text:p>
        </text:list-item>
        <text:list-item>
          <text:p text:style-name="P27">BlackHat 2014 – wrote iPhone software booth demo. <text:s/>Simulated malicious email image taking over phone. <text:s/>Utilized Cydia Substrate.</text:p>
        </text:list-item>
        <text:list-item>
          <text:p text:style-name="P27">Blackhat 2015 – wrote code for sponsored session “Can DLP Thwart Malware Attacks”. Code added to existing product to detect and block in-memory ransomware attempting to encrypt files.</text:p>
        </text:list-item>
      </text:list>
      <text:p text:style-name="P6">1/10-7/14 <text:tab/><text:tab/><text:tab/><text:tab/><text:tab/>Avid Technologies <text:s text:c="10"/>Senior Principal Engineer</text:p>
      <text:p text:style-name="P8">Win DDK, kernel/internals, OS X, FUSE, embedded Linux, distributed file system, wireshark, Qt, Python</text:p>
      <text:list xml:id="list35298675" text:continue-numbering="true" text:style-name="WW8Num8">
        <text:list-item>
          <text:p text:style-name="P27">Maintenance coding/bug fixes for ISIS kernel file system driver and related software on OS X and Windows.</text:p>
        </text:list-item>
        <text:list-item>
          <text:p text:style-name="P28">Implemented a system for creating, installing, and deploying system recovery images. <text:s/>Written in Qt.</text:p>
        </text:list-item>
        <text:list-item>
          <text:p text:style-name="P28">Designed and implemented the embedded Linux platform for the ISIS 2000 product including distribution, installation/upgrade/recovery system, root filesystem generation, bootloader, and fs redundancy strategy.</text:p>
        </text:list-item>
        <text:list-item>
          <text:p text:style-name="P28">Co-designed and implemented a Linux version of the ISIS file system driver using FUSE on RHEL 6.</text:p>
        </text:list-item>
      </text:list>
      <text:p text:style-name="P6"/>
      <text:p text:style-name="P6">9/09-1/10 [and 8/08-11/08]<text:tab/>Facilis Technologies <text:s text:c="8"/>Consultant [Telengard Tech]</text:p>
      <text:p text:style-name="P6">Linux, OS X, kernel, iSCSI, Win DDK, filter driver, wxWidgets, Windows 7</text:p>
      <text:list xml:id="list35280420" text:continue-numbering="true" text:style-name="WW8Num8">
        <text:list-item>
          <text:p text:style-name="P28">Designed and implemented a product to allow access to the Terrablock storage product over iSCSI. <text:s/>Heavily <text:soft-page-break/>modified the OSS iSCSI Enterprise Target Linux software package both at the user and kernel level.</text:p>
        </text:list-item>
        <text:list-item>
          <text:p text:style-name="P28">Re-designed and re-implemented their existing file migration tool used for bulk movement of files/projects.</text:p>
        </text:list-item>
        <text:list-item>
          <text:p text:style-name="P28">Ported client app to Linux using wxWidgets and consolidated all supported platforms into one project.</text:p>
        </text:list-item>
        <text:list-item>
          <text:p text:style-name="P28">Wrote applications to remount read-only volumes and resize Apple Partition Map partitions on OS X.</text:p>
        </text:list-item>
        <text:list-item>
          <text:p text:style-name="P28">Wrote an application to hook and inject code into arbitrary application binary functions on Windows.</text:p>
        </text:list-item>
      </text:list>
      <text:p text:style-name="P11"/>
      <text:p text:style-name="P6">1/09-7/09 <text:tab/><text:tab/><text:tab/><text:tab/>L3 Security <text:s text:c="8"/><text:tab/><text:tab/><text:tab/> <text:s text:c="3"/>Consultant [Telengard Tech]</text:p>
      <text:p text:style-name="P6">Embedded Linux, C++, Fedora, Qt, Modbus, motion control, Serial RS-232, XML-RPC</text:p>
      <text:list xml:id="list35280502" text:continue-numbering="true" text:style-name="WW8Num8">
        <text:list-item>
          <text:p text:style-name="P28">Wrote diagnostic code for MODBUS based Galil controller over Ethernet doing analog/digital I/O.</text:p>
        </text:list-item>
        <text:list-item>
          <text:p text:style-name="P28">Wrote diagnostic code for serial RS-232 based Mforce motion controller.</text:p>
        </text:list-item>
        <text:list-item>
          <text:p text:style-name="P28">Worked on Qt based diagnostics interface. <text:s/>Also implemented all QtScript based diagnostic code.</text:p>
        </text:list-item>
        <text:list-item>
          <text:p text:style-name="P27">In house Linux expert for 10 DOS/Windows programmers transitioning into project.</text:p>
        </text:list-item>
      </text:list>
      <text:p text:style-name="P5"/>
      <text:p text:style-name="P6">12/07-8/08 [and 3/06-9/06] <text:s/><text:tab/>Tour Andover Controls <text:s text:c="8"/>Consultant [Telengard Tech]</text:p>
      <text:p text:style-name="P6">Debian, embedded, busybox, u-boot, IPSEC, kernel device driver, scratchbox, ARM 920t, Serial RS-485</text:p>
      <text:list xml:id="list35276545" text:continue-numbering="true" text:style-name="WW8Num8">
        <text:list-item>
          <text:p text:style-name="P28">Ported 2.6.16 kernel and u-boot to custom AT91 SoC based board used for security and automation systems.</text:p>
        </text:list-item>
        <text:list-item>
          <text:p text:style-name="P28">Wrote a Linux kernel driver to handle RS-485 communications utilizing on chip DMA for on board USARTs.</text:p>
        </text:list-item>
        <text:list-item>
          <text:p text:style-name="P28">Implemented use of Debian and Scratchbox/qemu for cross compilation and debugging infrastructure for ARM9 and x86 hosts.</text:p>
        </text:list-item>
        <text:list-item>
          <text:p text:style-name="P28">Was in house Linux expert to large group of RTOS developers in US and Sweden.</text:p>
        </text:list-item>
        <text:list-item>
          <text:p text:style-name="P28">Wrote applications to test protocol encryption performance under load on embedded ARM board using IPSEC.</text:p>
        </text:list-item>
      </text:list>
      <text:p text:style-name="P5"/>
      <text:p text:style-name="P6">9/06-12/07<text:tab/><text:tab/>Cylant/Reflex Security <text:s text:c="8"/>Consultant [Telengard Tech]</text:p>
      <text:p text:style-name="P6">Windows, kernel, DDK, hooking, rootkits, security, IDS/IPS, Linux, Snort, Debian, VMWare</text:p>
      <text:list xml:id="list35294921" text:continue-numbering="true" text:style-name="WW8Num8">
        <text:list-item>
          <text:p text:style-name="P28">Ported driver portion of existing Cylant Secure HIDS product to Windows XP from Windows 2000. <text:s/>Driver hooked kernel calls and monitored for rootkits/malware in real time.</text:p>
        </text:list-item>
        <text:list-item>
          <text:p text:style-name="P28">Added features and bug fixes to Reflex Security's Snort based intrusion prevention product on Debian Linux.</text:p>
        </text:list-item>
        <text:list-item>
          <text:p text:style-name="P28">Implemented development and QA use of VMWare for sandboxing/detonating different rootkits/malware.</text:p>
        </text:list-item>
      </text:list>
      <text:p text:style-name="P6"/>
      <text:p text:style-name="P6">4/06 to 5/06 [and 1/05 to 5/05] <text:tab/>JK Enterprises/Kobe Steel <text:s text:c="5"/>Consultant [Telengard Tech]</text:p>
      <text:p text:style-name="P6">Reverse <text:s/>engineering, IDA PRO disassembler, VMWare, Linux, python, wxWindows, serial RS-232, DAQ</text:p>
      <text:list xml:id="list35283307" text:continue-numbering="true" text:style-name="WW8Num8">
        <text:list-item>
          <text:p text:style-name="P28">Removed need for dongle in abandoned application by reverse engineering and binary patching DLL.</text:p>
        </text:list-item>
        <text:list-item>
          <text:p text:style-name="P28">Wrote an application using wxWindows to interface with a custom data acquisition system. <text:s/>Application communicated over RS-232 and displayed visual representations of probes, encoders, and other indicators.</text:p>
        </text:list-item>
      </text:list>
      <text:p text:style-name="P13"/>
      <text:p text:style-name="P6">12/05 to 4/06<text:tab/><text:tab/>Media Matters <text:s text:c="5"/>Consultant [Telengard Tech]</text:p>
      <text:p text:style-name="P6">FreeBSD, OS X, HW interfacing, python, wxPython</text:p>
      <text:list xml:id="list35277067" text:continue-numbering="true" text:style-name="WW8Num8">
        <text:list-item>
          <text:p text:style-name="P28">Wrote a application to monitor and interface with robotic tape archive machine using wxPython.</text:p>
        </text:list-item>
      </text:list>
      <text:p text:style-name="P14"/>
      <text:p text:style-name="P6">7/04 to 3/06<text:tab/><text:tab/>Siemens SNC LLC. <text:s text:c="16"/>Consultant <text:s/>[Telengard Tech]</text:p>
      <text:p text:style-name="P6">Montavista Linux, BSP, embedded, <text:s/>RTOS, kernel device driver, PowerPC 440GX, u-boot, UML, I2C, pthreads</text:p>
      <text:list xml:id="list7593816394950007958" text:style-name="WW8Num4">
        <text:list-item>
          <text:p text:style-name="P32">Wrote a Linux kernel driver for Siemens’ MRC FPGA for monitoring boards’ health status, also wrote related APIs and diagnostics.</text:p>
        </text:list-item>
        <text:list-item>
          <text:p text:style-name="P32">Wrote a Linux I2C kernel driver to interface with GPIO circuitry, also wrote related diagnostics.</text:p>
        </text:list-item>
        <text:list-item>
          <text:p text:style-name="P32">Wrote a Linux kernel driver and API for Siemens’ ARC chip which handled card redundancy/failover. <text:s/></text:p>
        </text:list-item>
        <text:list-item>
          <text:p text:style-name="P32">Worked on the port of the u-boot bootloader to Siemens’ next generation ATCA hardware platform. <text:s/>Work involved bringing CPU up, POST tests, debugging HW issues, networking/PHYs init, chip select init, startup scripts, diagnostic utilities, building file system images, GPL issues, and customization for Siemens.</text:p>
        </text:list-item>
        <text:list-item>
          <text:p text:style-name="P32">Debugged many kernel level bugs with UML in the Montavista PRO kernel. <text:s/>All fixes submitted to Montavista.</text:p>
        </text:list-item>
        <text:list-item>
          <text:p text:style-name="P32">Setup a simulation environment of Siemens’ hiG Media Gateway carrier grade products using User Mode Linux. </text:p>
        </text:list-item>
        <text:list-item>
          <text:p text:style-name="P32">Debugged and fixed the VxWorks to Linux emulation library (v2linux) including many threading issues.</text:p>
        </text:list-item>
        <text:list-item>
          <text:p text:style-name="P32">Added features to Siemens’ Clock Control FPGA kernel driver.</text:p>
        </text:list-item>
        <text:list-item>
          <text:p text:style-name="P32">Was in house Linux expert to 40+ VxWorks developers. </text:p>
        </text:list-item>
      </text:list>
      <text:p text:style-name="P15"/>
      <text:p text:style-name="P6">5/04 to 7/04 [and 1/05 to 7/05]<text:tab/><text:tab/>Facilis Technologies <text:s text:c="7"/>Consultant <text:s/>[Telengard Tech]</text:p>
      <text:p text:style-name="P6">Mac OS X, kernel, wxWindows, Xcode, SCSI, Linux, file systems, IOMeter, performance</text:p>
      <text:list xml:id="list35298119" text:continue-numbering="true" text:style-name="WW8Num4">
        <text:list-item>
          <text:p text:style-name="P32">Wrote an application and library for OS X to communicate with Facilis’ Terrablock device driver.</text:p>
        </text:list-item>
        <text:list-item>
          <text:p text:style-name="P32">Wrote an application using wxWindows to migrate and import clients’ media from other storage systems.</text:p>
        </text:list-item>
        <text:list-item>
          <text:p text:style-name="P32">Added features to their Terrablock software on multiple platforms including Mac OS 9, OS X, and Windows.</text:p>
        </text:list-item>
        <text:list-item>
          <text:p text:style-name="P32">Created a custom bootable Linux recovery CD to restore entire system in the event of system failure. </text:p>
        </text:list-item>
        <text:list-item>
          <text:p text:style-name="P32">Added support for very precise timing and other features to the file system benchmark program IOMeter.</text:p>
        </text:list-item>
        <text:list-item>
          <text:p text:style-name="P32">Wrote a Windows application to generate very consistent file system loads. <text:s/>Application was made into a larger testing/benchmarking framework for Facilis’ storage products.</text:p>
        </text:list-item>
      </text:list>
      <text:p text:style-name="P5"/>
      <text:p text:style-name="P6">3/04 to 6/04<text:tab/><text:tab/><text:tab/>EqualLogic Inc. <text:s text:c="16"/>Consultant <text:s/>[Telengard Tech]</text:p>
      <text:p text:style-name="P6">NetBSD, Linux, embedded system, kernel device drivers, UNIX, kgdb, MIPS, SATA, python</text:p>
      <text:list xml:id="list35279403" text:continue-numbering="true" text:style-name="WW8Num4">
        <text:list-item>
          <text:p text:style-name="P32"><text:soft-page-break/>Coded new features for their iSCSI peer-storage array product. <text:s/>Work involved kernel device drivers for NetBSD running on MIPS (sibyte) and x86 including user/kernel coding, cross compiling, and kernel debugging.</text:p>
        </text:list-item>
        <text:list-item>
          <text:p text:style-name="P32">Designed solution and wrote kernel code to detect and fix specific hard drive issues dynamically (*NDA).</text:p>
        </text:list-item>
        <text:list-item>
          <text:p text:style-name="P32">Debugged and fixed kernel panics and related bugs in pre-existing kernel code using kgdb.</text:p>
        </text:list-item>
        <text:list-item>
          <text:p text:style-name="P32">Wrote an application that could induce specific hard drive errors under very high load (*NDA).</text:p>
        </text:list-item>
        <text:list-item>
          <text:p text:style-name="P30">Designed and implemented a system to fully automate drive qualification using ‘C’ apps, scripts, and Apache. </text:p>
        </text:list-item>
        <text:list-item>
          <text:p text:style-name="P32">Wrote various applications to search for arbitrary byte patterns on raw disks, monitor SMART data, and more.</text:p>
        </text:list-item>
        <text:list-item>
          <text:p text:style-name="P32">Maintained and added new features to an application that searched for bad blocks on a drive and repaired them if possible. <text:s/>Program also monitored throughput and variance data for the drives.</text:p>
        </text:list-item>
        <text:list-item>
          <text:p text:style-name="P32">Wrote an application to exercise raw disks simulating a mail server and pseudo file system.</text:p>
        </text:list-item>
      </text:list>
      <text:p text:style-name="P6"/>
      <text:p text:style-name="P6">11/02 to 3/04<text:tab/><text:tab/><text:tab/>Axiam Inc. <text:s text:c="16"/>Consultant <text:s/>[Telengard Tech]</text:p>
      <text:p text:style-name="P6">QNX 4.25/6.X, RTOS, Linux, DAQ, A/D boards, Digital I/O, Port I/O, DMA, Serial 232, ncurses</text:p>
      <text:list xml:id="list35293679" text:continue-numbering="true" text:style-name="WW8Num4">
        <text:list-item>
          <text:p text:style-name="P32">Coded new features and maintained their metrology software which interfaced with various hardware (LVDT, encoders, motors) to compute the roundness and straightness of precision parts for commercial jets. </text:p>
        </text:list-item>
        <text:list-item>
          <text:p text:style-name="P32">Re-designed and implemented their entire system to work with custom ISA data acquisition boards.</text:p>
        </text:list-item>
        <text:list-item>
          <text:p text:style-name="P32">Wrote software (ncurses app and Linux kernel module) to test their proprietary data acquisition boards.</text:p>
        </text:list-item>
      </text:list>
      <text:p text:style-name="P3"/>
      <text:p text:style-name="P6">4/03 to 3/04<text:tab/><text:tab/><text:tab/>Pinnacle Systems. <text:s text:c="16"/>Consultant <text:s/>[Telengard Tech]</text:p>
      <text:p text:style-name="P6">Qt, MFC, Winsock, FTP protocol, XML, SQL, VB, WMI, threads, VC++/NET, C#, COM/DCOM</text:p>
      <text:list xml:id="list35282392" text:continue-numbering="true" text:style-name="WW8Num4">
        <text:list-item>
          <text:p text:style-name="P32">Designed and wrote an FTP server and client following RFC. <text:s/>Requirements were high performance, threaded sessions, 64 bit REST, encryption, and site specific commands for control.</text:p>
        </text:list-item>
        <text:list-item>
          <text:p text:style-name="P30">Added many new features and maintained their VMG broadcast archiving/storage product.</text:p>
        </text:list-item>
        <text:list-item>
          <text:p text:style-name="P30">Designed and wrote an application to gather information about a system’s configuration and verify the machine’s state using Qt and XML. Machines could be queried over a network allowing central verification.</text:p>
        </text:list-item>
        <text:list-item>
          <text:p text:style-name="P30">Wrote an application to interface with Adrienne time code boards using C# and .NET.</text:p>
        </text:list-item>
      </text:list>
      <text:p text:style-name="P17"/>
      <text:p text:style-name="P6">4/00 to 4/03<text:tab/><text:tab/><text:tab/>Avid Technologies <text:s text:c="10"/>Consultant <text:s/>[Telengard Tech]</text:p>
      <text:p text:style-name="P6">Linux/OS X/Windows/Solaris Kernel, OS Internals, Windbg, File Systems, SCSI, protocol, Perl, Python</text:p>
      <text:list xml:id="list2042821910068489474" text:style-name="WW8Num7">
        <text:list-item>
          <text:p text:style-name="P31">Designed, wrote, and maintained Linux kernel file system driver (VFS) and associated device drivers.</text:p>
        </text:list-item>
        <text:list-item>
          <text:p text:style-name="P31">Wrote a kernel file system driver and associated device drivers for Solaris 8.0 (SPARC and x86).</text:p>
        </text:list-item>
        <text:list-item>
          <text:p text:style-name="P31">Wrote kernel device drivers, a file system driver (VFS), and related user-mode tools for Macintosh OS X.</text:p>
        </text:list-item>
        <text:list-item>
          <text:p text:style-name="P31">Wrote a Linux driver and daemon that allowed file system to work over Ethernet while waiting for Fibre driver.</text:p>
        </text:list-item>
        <text:list-item>
          <text:p text:style-name="P38"><text:span text:style-name="T3">Designed and implemented a reliable protocol on top of UDP used for messaging that required running on multiple platforms and in varying environments</text:span><text:span text:style-name="T1">, </text:span><text:span text:style-name="T3">including soft real-time, low memory, and kernel/user mode.</text:span></text:p>
        </text:list-item>
        <text:list-item>
          <text:p text:style-name="P31">Modified SCSI layer on Linux to support SCSI processor device exposed by Emulex Fibre channel card.</text:p>
        </text:list-item>
        <text:list-item>
          <text:p text:style-name="P31">Wrote a Linux library to get SCSI drive info and other information via SCSI pass-thru.</text:p>
        </text:list-item>
        <text:list-item>
          <text:p text:style-name="P31">Designed and created an embedded Linux distribution for network based filesystem product platform. </text:p>
        </text:list-item>
        <text:list-item>
          <text:p text:style-name="P31">Maintenance coding/bug fixes including many BSODs for kernel file system driver on Windows.</text:p>
        </text:list-item>
        <text:list-item>
          <text:p text:style-name="P31">Wrote a Windows kernel driver to probe PCI bus for configuration info used by system profile application.</text:p>
        </text:list-item>
        <text:list-item>
          <text:p text:style-name="P38"><text:span text:style-name="T2">Designed and wrote a generic, extensible, and distributed testing framework in Python used for smoke testing multiple machines over a network using pyro</text:span><text:span text:style-name="T1">. </text:span><text:span text:style-name="T2">Used by SQA department for testing many of Avid’s products.</text:span></text:p>
        </text:list-item>
        <text:list-item>
          <text:p text:style-name="P31">Maintenance coding and test harness for the Unity Windows Network Provider DLL. <text:s/></text:p>
        </text:list-item>
        <text:list-item>
          <text:p text:style-name="P33">Implemented redundant servers support for NT product using sockets, Inet Helper API, and MFC. </text:p>
        </text:list-item>
        <text:list-item>
          <text:p text:style-name="P31">Reverse engineered the 3Ware IDE RAID/SAN JBOD user mode/kernel mode protocol for use in Avid products.</text:p>
        </text:list-item>
        <text:list-item>
          <text:p text:style-name="P31">Implemented build process (ksh), testing procedures (Driver Verifier), and installer (Installshield) for products.</text:p>
        </text:list-item>
        <text:list-item>
          <text:p text:style-name="P33">Wrote a test harness and related programs for the Windows API and WNet API.</text:p>
        </text:list-item>
      </text:list>
      <text:p text:style-name="P6"/>
      <text:p text:style-name="P6">11/98 to 4/00(+)<text:tab/><text:tab/>Speedline Technologies/CAMalot <text:s text:c="8"/>Full Time [Telengard Tech+]</text:p>
      <text:p text:style-name="P6">2K/NT DDK, Kernel, Port I/O, Serial 232/422-USB, Java, MFC, Perl, RPC, Obj Grid, PVCS, Installshield</text:p>
      <text:list xml:id="list1435612084629316403" text:style-name="WW8Num5">
        <text:list-item>
          <text:p text:style-name="P34">(+9/02) Wrote a Win2K kernel driver to access IO boards on parallel ports. <text:s/>Also install and config utilities.</text:p>
        </text:list-item>
        <text:list-item>
          <text:p text:style-name="P34">Implemented many major subsystems for semiconductor dispensing machine (low-level and GUI components) including temperature controllers, weight scales, conveyor, digital I/O, motion control.</text:p>
        </text:list-item>
        <text:list-item>
          <text:p text:style-name="P34">Wrote an NT Virtual Device Driver to run DOS based GFX product on Windows NT. </text:p>
        </text:list-item>
        <text:list-item>
          <text:p text:style-name="P34">Wrote a configuration/installation utility to burn firmware for Galil motion cards using port I/O. </text:p>
        </text:list-item>
        <text:list-item>
          <text:p text:style-name="P34">Co-designed and implemented protocol for communicating with RS-485 boards on older machines from NT.</text:p>
        </text:list-item>
        <text:list-item>
          <text:p text:style-name="P34">Created and maintained Installshield installations for both NT products (XYFlex and Matrixx). <text:s/></text:p>
        </text:list-item>
        <text:list-item>
          <text:p text:style-name="P34">Configuration management and build admin using PVCS, Configuration Builder, Perl, and cygwin.</text:p>
        </text:list-item>
      </text:list>
      <text:p text:style-name="P18"/>
      <text:p text:style-name="P2"><text:span text:style-name="T1">10/97 to 11/98(+)</text:span><text:span text:style-name="T5"><text:tab/><text:tab/></text:span><text:span text:style-name="T1">Northern Research and Engineering <text:tab/>Consultant <text:s/>[New Boston Systems]</text:span></text:p>
      <text:h text:style-name="P42" text:outline-level="2">MFC, COM, STL, Objective Grid-Toolkit, BoundsChecker, ClearCase, OpenGL, DirectX, cygwin</text:h>
      <text:list xml:id="list35290928" text:continue-numbering="true" text:style-name="WW8Num5">
        <text:list-item>
          <text:p text:style-name="P34">(+11/99-4/00) Provided new features, bug fixes, and an installer for the Ritap product.</text:p>
        </text:list-item>
      </text:list>
      <text:list xml:id="list4880978262715353273" text:style-name="WW8Num10">
        <text:list-item>
          <text:p text:style-name="P39">Redesigned and rewrote COMIG, a mechanical design package for turbomachinery. <text:s/>Also added many new features.</text:p>
        </text:list-item>
        <text:list-item>
          <text:p text:style-name="P39">Wrote a C++ class library (MFC extension DLL) wrapping the charting library used by all NREC products. </text:p>
        </text:list-item>
      </text:list>
      <text:p text:style-name="P19"/>
      <text:p text:style-name="P2"><text:span text:style-name="T1">1/96-10/97<text:tab/><text:tab/><text:tab/>Henschel, Inc. <text:s text:c="6"/></text:span><text:span text:style-name="T6"><text:tab/><text:tab/><text:tab/><text:tab/><text:tab/></text:span><text:span text:style-name="T1">Programmer / E. E. Tech</text:span></text:p>
      <text:p text:style-name="P2"><text:soft-page-break/><text:span text:style-name="T1">NT DDK, kernel drivers, Port I/O, 8051, MFC, Borland C++, BoundsChecker, IoWorks</text:span><text:span text:style-name="T2">, </text:span><text:span text:style-name="T1">Fastgraph</text:span></text:p>
      <text:list xml:id="list7626933016148663643" text:style-name="WW8Num11">
        <text:list-item>
          <text:p text:style-name="P35">NT kernel driver and related code for interfacing/data acquisition with synchro cards and other hardware.</text:p>
        </text:list-item>
      </text:list>
      <text:list xml:id="list7245510296544635233" text:style-name="WW8Num12">
        <text:list-item>
          <text:p text:style-name="P36">Wrote NT service to interface with Raytheon and Navy computers. The service read signals (RS-422, synchro, NTDS, and Ethernet) converting them to NEMA strings and sending to Raytheon’s equipment, and driving other hardware. <text:s/>Signals received also sent to GUI applications with controls simulating their analog counterparts.</text:p>
        </text:list-item>
        <text:list-item>
          <text:p text:style-name="P36">Wrote Henschel’s Alarm Activation Panel used on Navy vessels. Talked over the parallel port using port I/O.</text:p>
        </text:list-item>
        <text:list-item>
          <text:p text:style-name="P40">Maintained embedded throttle control project running on 8051 microcontroller.</text:p>
        </text:list-item>
        <text:list-item>
          <text:p text:style-name="P40">Wrote a program to detect lights in building turning on/off via photodiode circuit over parallel port.</text:p>
        </text:list-item>
      </text:list>
      <text:list xml:id="list521527676003979339" text:style-name="WW8Num6">
        <text:list-item>
          <text:p text:style-name="P37">Wrote dimmer application and protocol that controlled a custom PC-104 card for Windows NT.</text:p>
        </text:list-item>
        <text:list-item>
          <text:p text:style-name="P37">Designed and built security/battery watchdog circuitry for PCCU flat panel display/embedded PC. </text:p>
        </text:list-item>
      </text:list>
      <text:p text:style-name="P16"/>
      <text:p text:style-name="P20">4/91-1/95<text:tab/><text:tab/><text:tab/><text:tab/><text:tab/>United States Army Reserves</text:p>
      <text:p text:style-name="P12">Combat Eng. (E-4, 12C) demolition, mines, bridge building.</text:p>
      <text:p text:style-name="P12">In third year of service, reclassed MOS to 96B Intelligence Analyst.</text:p>
      <text:p text:style-name="P1"/>
      <text:p text:style-name="P5">BLOGS/PRESENTATIONS/WEBINARS:</text:p>
      <text:p text:style-name="P5"/>
      <text:list xml:id="list7716914847164005261" text:style-name="L1">
        <text:list-item>
          <text:p text:style-name="P25"><text:a xlink:type="simple" xlink:href="https://blogs.vmware.com/security/2016/12/dirty-truth-dirty-cow-cve-2016-5195.html" text:style-name="Internet_20_link" text:visited-style-name="Visited_20_Internet_20_Link">Blog Linux - CVE-2016-5195 "Dirty Cow"</text:a></text:p>
        </text:list-item>
        <text:list-item>
          <text:p text:style-name="P25"><text:a xlink:type="simple" xlink:href="https://blogs.vmware.com/security/2016/11/largely-hyped-atombombing-new-variation-old-technique.html" text:style-name="Internet_20_link" text:visited-style-name="Visited_20_Internet_20_Link">Blog Windows – Atombombing</text:a></text:p>
        </text:list-item>
        <text:list-item>
          <text:p text:style-name="P25"><text:a xlink:type="simple" xlink:href="https://blogs.vmware.com/security/2016/09/macro-less-hacks-attackers-found-using-office-ole-capabilities-trick-users-steal-credentials.html" text:style-name="Internet_20_link" text:visited-style-name="Visited_20_Internet_20_Link">Blog Windows - Macro-less Hacks</text:a></text:p>
        </text:list-item>
        <text:list-item>
          <text:p text:style-name="P25"><text:a xlink:type="simple" xlink:href="http://www.securitybsides.com/w/page/114611590/BSidesCT2017" text:style-name="Internet_20_link" text:visited-style-name="Visited_20_Internet_20_Link">Presentation at BSides CT - Providing Robustness in Endpoint Security Controls</text:a></text:p>
        </text:list-item>
        <text:list-item>
          <text:p text:style-name="P25"><text:a xlink:type="simple" xlink:href="https://blogs.vmware.com/security/2018/04/5-crypto-crime-concerns-top-cryptocurrency-mining-questions-answered.html" text:style-name="Internet_20_link" text:visited-style-name="Visited_20_Internet_20_Link">Webinar - Crypto Crime : Hunting for Cryptocurrency Mining in Your Enterprise</text:a></text:p>
        </text:list-item>
      </text:list>
      <text:list xml:id="list35280861" text:continue-list="list7245510296544635233" text:style-name="WW8Num12">
        <text:list-header>
          <text:p text:style-name="P26"/>
        </text:list-header>
      </text:list>
      <text:p text:style-name="P5">EDUCATION:</text:p>
      <text:p text:style-name="P2"><text:span text:style-name="T1">5/92 - 6/96</text:span><text:span text:style-name="T2"><text:tab/><text:tab/><text:tab/><text:tab/><text:tab/></text:span><text:span text:style-name="T1">University of Mass Lowell<text:tab/><text:tab/><text:tab/>Electrical Engineering program</text:span></text:p>
      <text:p text:style-name="P6"/>
      <text:h text:style-name="P43" text:outline-level="2">NON-WORK/OPEN-SOURCE PROGRAMMING RELATED:</text:h>
      <text:p text:style-name="P2"><text:span text:style-name="T2">Homepage: <text:s/></text:span><text:a xlink:type="simple" xlink:href="http://www.briansturk.com/" text:style-name="Internet_20_link" text:visited-style-name="Visited_20_Internet_20_Link"><text:span text:style-name="Internet_20_link"><text:span text:style-name="T2">http://www.briansturk.com</text:span></text:span></text:a><text:span text:style-name="T2"> [freeware programs, macros, and source code as well as my hacking projects].</text:span></text:p>
      <text:p text:style-name="P2"><text:a xlink:type="simple" xlink:href="http://www.mess.org/" text:style-name="Internet_20_link" text:visited-style-name="Visited_20_Internet_20_Link"><text:span text:style-name="Internet_20_link"><text:span text:style-name="T2">MESS</text:span></text:span></text:a><text:span text:style-name="T2"> contributor, </text:span><text:a xlink:type="simple" xlink:href="http://wiki.gp2x.org/wiki/Gp2xMESS" text:style-name="Internet_20_link" text:visited-style-name="Visited_20_Internet_20_Link"><text:span text:style-name="Internet_20_link"><text:span text:style-name="T2">gp2xmess</text:span></text:span></text:a><text:span text:style-name="T2">, </text:span><text:a xlink:type="simple" xlink:href="http://www.vim.org/scripts/script.php?script_id=165" text:style-name="Internet_20_link" text:visited-style-name="Visited_20_Internet_20_Link"><text:span text:style-name="Internet_20_link"><text:span text:style-name="T2">vimsh</text:span></text:span></text:a><text:span text:style-name="T2">, maintainer of the Win32 Hardware-Port I/O FAQ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AR PL ShanHeiSun Uni" svg:font-family="'AR PL ShanHeiSun Uni'" style:font-pitch="variable"/>
    <style:font-face style:name="Courier New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" svg:font-family="Times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MS Sans Serif" svg:font-family="'MS Sans Serif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MS Sans Serif" fo:font-size="10pt" fo:language="en" fo:country="US" style:font-name-asian="Times New Roman" style:font-size-asian="10pt" style:language-asian="zxx" style:country-asian="none" style:font-name-complex="MS Sans Serif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-0.5in" fo:text-indent="0in" style:auto-text-indent="false"/>
      <style:text-properties style:font-name="Times New Roman" fo:font-size="9pt" style:font-size-asian="9pt" style:font-name-complex="Times New Roman"/>
    </style:style>
    <style:style style:name="List" style:family="paragraph" style:parent-style-name="Text_20_body" style:class="list">
      <style:text-properties style:font-name="Times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-0.5in" fo:text-align="center" style:justify-single-word="false" fo:text-indent="0in" style:auto-text-indent="false" fo:keep-with-next="always"/>
      <style:text-properties style:font-name="Times New Roman" fo:font-size="9pt" fo:font-weight="bold" style:font-size-asian="9pt" style:font-weight-asian="bold" style:font-name-complex="Times New 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-0.5in" fo:text-indent="0in" style:auto-text-indent="false" fo:keep-with-next="always"/>
      <style:text-properties style:font-name="Times New Roman" fo:font-size="9pt" fo:font-weight="bold" style:font-size-asian="9pt" style:font-weight-asian="bold" style:font-name-complex="Times New Roman"/>
    </style:style>
    <style:style style:name="Body_20_Text_20_2" style:display-name="Body Text 2" style:family="paragraph" style:parent-style-name="Standard">
      <style:paragraph-properties fo:margin-left="0in" fo:margin-right="-0.5in" fo:text-indent="0in" style:auto-text-indent="false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 fo:orphans="2" fo:widows="2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style:font-name-asian="Courier New" style:font-name-complex="Courier New" fo:hyphenate="true" fo:hyphenation-remain-char-count="2" fo:hyphenation-push-char-count="2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fo:font-size="8pt" style:font-size-asian="8pt" style:font-name-complex="Symbol"/>
    </style:style>
    <style:style style:name="WW8Num5z0" style:family="text">
      <style:text-properties style:font-name="Symbol" fo:font-size="8pt" style:font-size-asian="8pt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fo:font-size="8pt" style:font-size-asian="8pt" style:font-name-complex="Symbol"/>
    </style:style>
    <style:style style:name="WW8Num7z0" style:family="text">
      <style:text-properties style:font-name="Symbol" fo:font-size="8pt" style:font-size-asian="8pt" style:font-name-complex="Symbol"/>
    </style:style>
    <style:style style:name="WW8Num7z1" style:family="text"/>
    <style:style style:name="WW8Num7z2" style:family="text">
      <style:text-properties style:font-name="Wingdings" style:font-name-complex="Wingdings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style:font-name="Symbol" fo:font-size="8pt" style:font-size-asian="8pt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fo:font-size="8pt" style:font-size-asian="8pt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8pt" style:font-size-asian="8pt" style:font-name-complex="Symbol"/>
    </style:style>
    <style:style style:name="WW8Num13z0" style:family="text">
      <style:text-properties style:font-name="Symbol" fo:font-size="8pt" style:font-size-asian="8pt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3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4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rian Sturk</dc:title>
    <meta:initial-creator>Brian Sturk</meta:initial-creator>
    <meta:creation-date>2000-02-21T14:28:00</meta:creation-date>
    <dc:creator>Brian Sturk</dc:creator>
    <dc:date>2022-03-31T15:05:24.70</dc:date>
    <meta:print-date>2005-01-23T18:06:00</meta:print-date>
    <meta:editing-cycles>185</meta:editing-cycles>
    <meta:editing-duration>PT7H13M41S</meta:editing-duration>
    <meta:generator>OpenOffice/4.1.10$Win32 OpenOffice.org_project/4110m2$Build-9807</meta:generator>
    <meta:document-statistic meta:table-count="0" meta:image-count="0" meta:object-count="0" meta:page-count="4" meta:paragraph-count="173" meta:word-count="2518" meta:character-count="17340"/>
  </office:meta>
</office:document-meta>
</file>